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ImageHandlerXML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XML.generateDataObjectInfo( AFPRendererImageInfo rendererImag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FPImageHandlerXML.getSupportedImag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XML.createDataObjec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XML.getSupportedImageFlav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